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75cm" fo:min-width="5.1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3.45cm" fo:min-width="5cm"/>
    </style:style>
    <style:style style:name="gr4" style:family="graphic" style:parent-style-name="standard">
      <style:graphic-properties draw:textarea-horizontal-align="justify" draw:textarea-vertical-align="middle" draw:auto-grow-height="false" fo:min-height="3.55cm" fo:min-width="4.4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5.6cm" svg:height="4cm" svg:x="5cm" svg:y="12cm">
          <text:p text:style-name="P1">enuciado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7cm" svg:y1="14.9cm" svg:x2="10.9cm" svg:y2="17.6cm">
          <text:p/>
        </draw:line>
        <draw:custom-shape draw:style-name="gr3" draw:text-style-name="P1" draw:layer="layout" svg:width="5.5cm" svg:height="3.7cm" svg:x="10.1cm" svg:y="18.2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9cm" svg:height="3.8cm" svg:x="4cm" svg:y="17.9cm">
          <text:p text:style-name="P1">d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7cm" svg:y1="14.7cm" svg:x2="7.7cm" svg:y2="17.7cm">
          <text:p/>
        </draw:line>
        <draw:line draw:style-name="gr2" draw:text-style-name="P2" draw:layer="layout" svg:x1="8.8cm" svg:y1="14.8cm" svg:x2="12.9cm" svg:y2="12.8cm">
          <text:p/>
        </draw:line>
        <draw:line draw:style-name="gr2" draw:text-style-name="P2" draw:layer="layout" svg:x1="8.7cm" svg:y1="14.8cm" svg:x2="12.7cm" svg:y2="16.2cm">
          <text:p/>
        </draw:line>
        <draw:custom-shape draw:style-name="gr3" draw:text-style-name="P1" draw:layer="layout" svg:width="5.5cm" svg:height="3.7cm" svg:x="13.1cm" svg:y="14.2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3.7cm" svg:x="13cm" svg:y="10.1cm">
          <text:p text:style-name="P1">a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2cm" svg:y1="13.1cm" svg:x2="6.2cm" svg:y2="9.4cm">
          <text:p/>
        </draw:line>
        <draw:custom-shape draw:style-name="gr3" draw:text-style-name="P1" draw:layer="layout" svg:width="5.5cm" svg:height="3.7cm" svg:x="2.8cm" svg:y="5.1cm">
          <text:p text:style-name="P1">Texto/imagem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9cm" svg:height="3.8cm" svg:x="-0.8cm" svg:y="12.9cm">
          <text:p text:style-name="P1">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6cm" svg:y1="14.9cm" svg:x2="4.6cm" svg:y2="14.9cm">
          <text:p/>
        </draw:line>
        <draw:line draw:style-name="gr2" draw:text-style-name="P2" draw:layer="layout" svg:x1="8.4cm" svg:y1="12.8cm" svg:x2="10.1cm" svg:y2="9.1cm">
          <text:p/>
        </draw:line>
        <draw:custom-shape draw:style-name="gr3" draw:text-style-name="P1" draw:layer="layout" svg:width="5.5cm" svg:height="3.7cm" svg:x="9cm" svg:y="5.1cm">
          <text:p text:style-name="P1">acertiva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2-24T19:49:11.775000000</meta:creation-date>
    <dc:date>2019-12-25T22:27:58.592000000</dc:date>
    <meta:editing-duration>PT13H30M37S</meta:editing-duration>
    <meta:editing-cycles>1</meta:editing-cycles>
    <meta:document-statistic meta:object-count="15"/>
    <meta:generator>LibreOffice/6.3.3.2$Windows_X86_64 LibreOffice_project/a64200df03143b798afd1ec74a12ab50359878ed</meta:generator>
  </office:meta>
</office:document-meta>
</file>